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boto Light1" svg:font-family="'Roboto Light'" style:font-adornments="Kursiv" style:font-pitch="variable"/>
    <style:font-face style:name="Roboto Light" svg:font-family="'Roboto Light'" style:font-adornments="Standard" style:font-pitch="variable"/>
    <style:font-face style:name="Roboto Mono Light" svg:font-family="'Roboto Mono Light'" style:font-adornments="Standard" style:font-pitch="variable"/>
    <style:font-face style:name="Roboto Thin" svg:font-family="'Roboto Thin'" style:font-adornments="Standard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2cm"/>
          <style:tab-stop style:position="16.002cm" style:type="right"/>
        </style:tab-stops>
      </style:paragraph-properties>
    </style:style>
    <style:style style:name="T1" style:family="text">
      <style:text-properties officeooo:rsid="0018b304"/>
    </style:style>
    <style:style style:name="T2" style:family="text">
      <style:text-properties officeooo:rsid="0016736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orlage</text:p>
      <text:p text:style-name="Subtitle">Roboto 2.0</text:p>
      <text:table-of-content text:style-name="Sect1" text:protected="true" text:name="Inhaltsverzeichnis1">
        <text:table-of-content-source text:outline-level="10" text:relative-tab-stop-position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 text:style-name="Kapitelnummerierung"/>
            <text:index-entry-tab-stop style:type="left" style:position="2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">Inhaltsverzeichnis</text:p>
          </text:index-title>
          <text:p text:style-name="P2"><text:a xlink:type="simple" xlink:href="#__RefHeading___Toc458_4044726088" text:style-name="Index_20_Link" text:visited-style-name="Index_20_Link"><text:span text:style-name="Kapitelnummerierung">1 </text:span></text:a><text:a xlink:type="simple" xlink:href="#__RefHeading___Toc458_4044726088" text:style-name="Index_20_Link" text:visited-style-name="Index_20_Link"><text:tab/>Überschrift<text:tab/>3</text:a></text:p>
        </text:index-body>
      </text:table-of-content>
      <text:h text:style-name="Heading_20_1" text:outline-level="1"><text:bookmark-start text:name="__RefHeading___Toc458_4044726088"/>Überschrift<text:bookmark-end text:name="__RefHeading___Toc458_404472608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Roboto Light1" svg:font-family="'Roboto Light'" style:font-adornments="Kursiv" style:font-pitch="variable"/>
    <style:font-face style:name="Roboto Light" svg:font-family="'Roboto Light'" style:font-adornments="Standard" style:font-pitch="variable"/>
    <style:font-face style:name="Roboto Mono Light" svg:font-family="'Roboto Mono Light'" style:font-adornments="Standard" style:font-pitch="variable"/>
    <style:font-face style:name="Roboto Thin" svg:font-family="'Roboto Thin'" style:font-adornments="Standard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line-height="105%" fo:text-align="justify" style:justify-single-word="false" fo:hyphenation-ladder-count="no-limit" fo:text-indent="0.25cm" style:auto-text-indent="false" style:page-number="auto" text:number-lines="false" text:line-number="0" style:writing-mode="page"/>
      <style:text-properties style:font-name="Roboto Light" fo:font-family="'Roboto Light'" style:font-style-name="Standard" style:font-pitch="variable" fo:font-weight="250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99cm" fo:margin-bottom="0.199cm" loext:contextual-spacing="true" fo:keep-with-next="always" style:writing-mode="page"/>
      <style:text-properties fo:color="#1e88e5" style:font-name="Roboto Light" fo:font-family="'Roboto Light'" style:font-style-name="Standard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.247cm" loext:contextual-spacing="true"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color="#333333" fo:font-size="10pt" style:font-size-asian="10.5pt"/>
    </style:style>
    <style:style style:name="Title" style:family="paragraph" style:parent-style-name="Heading" style:next-style-name="Text_20_body" style:class="chapter">
      <style:paragraph-properties fo:margin-top="0.199cm" fo:margin-bottom="0.199cm" loext:contextual-spacing="true" fo:text-align="start" style:justify-single-word="false" style:writing-mode="page"/>
      <style:text-properties style:font-name="Roboto Light" fo:font-family="'Roboto Light'" style:font-style-name="Standard" style:font-pitch="variable" fo:font-size="30pt" fo:font-weight="250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.199cm" loext:contextual-spacing="false" fo:text-align="start" style:justify-single-word="false" style:page-number="auto" style:writing-mode="page"/>
      <style:text-properties fo:color="#333333" style:font-name="Roboto Thin" fo:font-family="'Roboto Thin'" style:font-style-name="Standard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199cm" loext:contextual-spacing="false" style:page-number="auto" fo:break-before="page" style:writing-mode="page"/>
      <style:text-properties fo:font-size="24pt" fo:font-weight="250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99cm" loext:contextual-spacing="false" style:writing-mode="page"/>
      <style:text-properties fo:font-size="20pt" fo:font-weight="250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loext:contextual-spacing="false" style:writing-mode="page"/>
      <style:text-properties fo:font-size="16pt" fo:font-weight="250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99cm" loext:contextual-spacing="false" style:writing-mode="page"/>
      <style:text-properties fo:font-size="12pt" fo:font-style="normal" fo:font-weight="250" style:font-size-asian="95%" style:font-style-asian="italic" style:font-weight-asian="bold" style:font-size-complex="95%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font-weight="250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text-indent="0cm" style:auto-text-indent="false" style:page-number="auto" fo:background-color="transparent" style:shadow="none" style:writing-mode="pag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 style:writing-mode="page">
        <style:tab-stops/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 style:writing-mode="pag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0cm" fo:margin-right="0cm" fo:text-indent="0cm" style:auto-text-indent="false" style:page-number="auto" fo:background-color="transparent" style:shadow="none" style:writing-mode="page">
        <style:tab-stops/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fo:color="#333333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itat" style:family="paragraph" style:parent-style-name="Standard" style:master-page-name="">
      <loext:graphic-properties draw:fill="none" draw:fill-color="#729fcf"/>
      <style:paragraph-properties fo:margin-left="0.499cm" fo:margin-right="1cm" fo:margin-top="0.3cm" fo:margin-bottom="0.101cm" loext:contextual-spacing="true" fo:text-align="justify" style:justify-single-word="false" fo:hyphenation-ladder-count="no-limit" fo:text-indent="0cm" style:auto-text-indent="false" style:page-number="auto" fo:background-color="transparent" fo:padding-left="0.499cm" fo:padding-right="0cm" fo:padding-top="0cm" fo:padding-bottom="0cm" fo:border-left="0.99pt solid #2196f3" fo:border-right="none" fo:border-top="none" fo:border-bottom="none" style:shadow="none" fo:keep-with-next="always" style:writing-mode="page">
        <style:tab-stops/>
      </style:paragraph-properties>
      <style:text-properties fo:color="#333333" style:font-name="Roboto Light1" fo:font-family="'Roboto Light'" style:font-style-name="Kursiv" style:font-pitch="variable" fo:font-size="12pt" fo:font-style="italic" fo:font-weight="250" style:font-size-asian="10.5pt" fo:hyphenate="true" fo:hyphenation-remain-char-count="2" fo:hyphenation-push-char-count="2"/>
    </style:style>
    <style:style style:name="Zitat_20_Autor" style:display-name="Zitat Autor" style:family="paragraph" style:parent-style-name="Zitat">
      <style:paragraph-properties fo:margin-left="0.499cm" fo:margin-right="1cm" fo:margin-top="0cm" fo:margin-bottom="0.303cm" loext:contextual-spacing="true" fo:text-indent="1cm" style:auto-text-indent="false" style:writing-mode="page"/>
      <style:text-properties style:font-name="Roboto Light1" fo:font-family="'Roboto Light'" style:font-style-name="Kursiv" style:font-pitch="variable" fo:font-size="11pt" fo:font-style="italic" officeooo:rsid="00301639" style:font-size-asian="10.5pt"/>
    </style:style>
    <style:style style:name="Mono" style:family="paragraph" style:parent-style-name="Text_20_body" style:auto-update="true" style:master-page-name="">
      <loext:graphic-properties draw:fill="none" draw:fill-color="#729fcf"/>
      <style:paragraph-properties fo:margin-left="0.501cm" fo:margin-right="1cm" fo:margin-top="0.247cm" fo:margin-bottom="0.247cm" loext:contextual-spacing="true" fo:line-height="105%" fo:text-indent="0cm" style:auto-text-indent="false" style:page-number="auto" fo:background-color="transparent" fo:padding-left="0.499cm" fo:padding-right="0.049cm" fo:padding-top="0.049cm" fo:padding-bottom="0.049cm" fo:border-left="0.99pt solid #2196f3" fo:border-right="none" fo:border-top="none" fo:border-bottom="none" style:shadow="none" text:number-lines="false" text:line-number="0" style:writing-mode="page">
        <style:tab-stops/>
      </style:paragraph-properties>
      <style:text-properties fo:color="#333333" style:font-name="Roboto Mono Light" fo:font-family="'Roboto Mono Light'" style:font-style-name="Standard" style:font-pitch="variable" fo:font-size="8pt" officeooo:rsid="00311783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>
      <style:paragraph-properties fo:margin-top="0.247cm" fo:margin-bottom="0.247cm" loext:contextual-spacing="false" style:writing-mode="page"/>
    </style:style>
    <style:style style:name="Internet_20_link" style:display-name="Internet link" style:family="text">
      <style:text-properties fo:color="#2196f3" fo:language="zxx" fo:country="none" style:text-underline-style="dotte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>
      <style:text-properties fo:color="#333333"/>
    </style:style>
    <style:style style:name="Footnote_20_anchor" style:display-name="Footnote anchor" style:family="text">
      <style:text-properties fo:color="#333333"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Kapitelnummerierung" style:family="text">
      <style:text-properties style:font-name="Roboto Thin" fo:font-family="'Roboto Thin'" style:font-style-name="Standard" style:font-pitch="variable" fo:font-weight="250" officeooo:rsid="00186de0" style:font-size-asian="10.5pt"/>
    </style:style>
    <style:style style:name="Line_20_numbering" style:display-name="Line numbering" style:family="text">
      <style:text-properties fo:color="#333333" style:font-name="Roboto Mono Light" fo:font-family="'Roboto Mono Light'" style:font-style-name="Standard" style:font-pitch="variable" fo:font-size="10pt" fo:font-weight="250" style:font-size-asian="10.5pt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text:style-name="Kapitelnummerierung" style:num-format="1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2" text:style-name="Kapitelnummerierung" style:num-format="1" text:display-levels="2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3" text:style-name="Kapitelnummerierung" style:num-format="1" text:display-levels="3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4" text:style-name="Kapitelnummerierung" style:num-format="1" text:display-levels="4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5" text:style-name="Kapitelnummerierung" style:num-format="1" text:display-levels="5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6" text:style-name="Kapitelnummerierung" style:num-format="1" text:display-levels="6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7" text:style-name="Kapitelnummerierung" style:num-format="1" text:display-levels="7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8" text:style-name="Kapitelnummerierung" style:num-format="1" text:display-levels="8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9" text:style-name="Kapitelnummerierung" style:num-format="1" text:display-levels="9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  <text:outline-level-style text:level="10" text:style-name="Kapitelnummerierung" style:num-format="1" text:display-levels="10">
        <style:list-level-properties text:list-level-position-and-space-mode="label-alignment">
          <style:list-level-label-alignment text:label-followed-by="listtab" text:list-tab-stop-position="1.75cm" fo:text-indent="-2cm" fo:margin-left="2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offset="0.499cm" style:num-format="1" text:number-position="left" text:increment="5"/>
  </office:styles>
  <office:automatic-styles>
    <style:style style:name="MT1" style:family="text">
      <style:text-properties officeooo:rsid="0018b304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35%" style:color="#333333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 <text:span text:style-name="MT1">von </text:span><text:span text:style-name="MT1"><text:page-count>3</text:page-count></text:span></text:p>
      </style:footer>
      <style:footer-first>
        <text:p text:style-name="Footer"/>
      </style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20:37:08.405000000</meta:creation-date>
    <dc:date>2017-10-09T21:57:11.770000000</dc:date>
    <meta:editing-duration>PT1H12M33S</meta:editing-duration>
    <meta:editing-cycles>32</meta:editing-cycles>
    <meta:generator>LibreOffice/5.3.6.1$Windows_x86 LibreOffice_project/686f202eff87ef707079aeb7f485847613344eb7</meta:generator>
    <meta:document-statistic meta:table-count="0" meta:image-count="0" meta:object-count="0" meta:page-count="3" meta:paragraph-count="6" meta:word-count="12" meta:character-count="71" meta:non-whitespace-character-count="64"/>
  </office:meta>
</office:document-meta>
</file>